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05a58" officeooo:paragraph-rsid="00005a58" style:font-size-asian="48pt" style:font-size-complex="4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05a58" officeooo:paragraph-rsid="00005a5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2509e" officeooo:paragraph-rsid="0002509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2509e" officeooo:paragraph-rsid="0003a1a6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3a1a6" officeooo:paragraph-rsid="0003a1a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686c9" officeooo:paragraph-rsid="000686c9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686c9" officeooo:paragraph-rsid="000a503a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689d3" officeooo:paragraph-rsid="000689d3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81f49" officeooo:paragraph-rsid="00081f49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84ef3" officeooo:paragraph-rsid="00084ef3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86c92" officeooo:paragraph-rsid="00086c92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a503a" officeooo:paragraph-rsid="000a503a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0c63bc" officeooo:paragraph-rsid="000c63bc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05a58" officeooo:paragraph-rsid="00005a58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paragraph-rsid="0003a1a6"/>
    </style:style>
    <style:style style:name="P16" style:family="paragraph" style:parent-style-name="Standard">
      <style:paragraph-properties fo:text-align="start" style:justify-single-word="false"/>
      <style:text-properties officeooo:paragraph-rsid="000a503a"/>
    </style:style>
    <style:style style:name="P17" style:family="paragraph" style:parent-style-name="Standard">
      <style:paragraph-properties fo:text-align="start" style:justify-single-word="false"/>
      <style:text-properties fo:font-size="16pt" officeooo:rsid="00084ef3" officeooo:paragraph-rsid="00084ef3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0e2314" officeooo:paragraph-rsid="000e2314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0686c9" officeooo:paragraph-rsid="000686c9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05a58" officeooo:paragraph-rsid="00005a58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24pt" officeooo:rsid="00005a58" officeooo:paragraph-rsid="00005a58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2314" style:font-weight-asian="bold" style:font-weight-complex="bold"/>
    </style:style>
    <style:style style:name="T3" style:family="text">
      <style:text-properties officeooo:rsid="0002509e"/>
    </style:style>
    <style:style style:name="T4" style:family="text">
      <style:text-properties officeooo:rsid="0003a1a6"/>
    </style:style>
    <style:style style:name="T5" style:family="text">
      <style:text-properties fo:font-size="16pt" officeooo:rsid="0003a1a6" style:font-size-asian="14pt" style:font-size-complex="16pt"/>
    </style:style>
    <style:style style:name="T6" style:family="text">
      <style:text-properties fo:font-size="16pt" officeooo:rsid="000686c9" style:font-size-asian="14pt" style:font-size-complex="16pt"/>
    </style:style>
    <style:style style:name="T7" style:family="text">
      <style:text-properties fo:font-size="16pt" officeooo:rsid="00086c92" style:font-size-asian="14pt" style:font-size-complex="16pt"/>
    </style:style>
    <style:style style:name="T8" style:family="text">
      <style:text-properties fo:font-size="16pt" officeooo:rsid="000a503a" style:font-size-asian="14pt" style:font-size-complex="16pt"/>
    </style:style>
    <style:style style:name="T9" style:family="text">
      <style:text-properties fo:font-size="16pt" officeooo:rsid="000ba203" style:font-size-asian="14pt" style:font-size-complex="16pt"/>
    </style:style>
    <style:style style:name="T10" style:family="text">
      <style:text-properties officeooo:rsid="000689d3"/>
    </style:style>
    <style:style style:name="T11" style:family="text">
      <style:text-properties officeooo:rsid="00084ef3"/>
    </style:style>
    <style:style style:name="T12" style:family="text">
      <style:text-properties officeooo:rsid="00086c92"/>
    </style:style>
    <style:style style:name="T13" style:family="text">
      <style:text-properties officeooo:rsid="000c63bc"/>
    </style:style>
    <style:style style:name="T14" style:family="text">
      <style:text-properties officeooo:rsid="000e23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dits</text:p>
      <text:p text:style-name="P1"/>
      <text:p text:style-name="P14"><text:span text:style-name="T3">Personal use</text:span>, does not include assets from previous assignments, <text:span text:style-name="T14">only from third party or done by myself.</text:span></text:p>
      <text:p text:style-name="P14"/>
      <text:p text:style-name="P21">Assets: </text:p>
      <text:p text:style-name="P2"/>
      <text:p text:style-name="P2">1) <text:s/>Fonts</text:p>
      <text:p text:style-name="P2"/>
      <text:p text:style-name="P2"><text:span text:style-name="T1">Gameplay</text:span> by Geronimo Fonts:</text:p>
      <text:p text:style-name="P2">URL: <text:a xlink:type="simple" xlink:href="https://www.1001freefonts.com/gameplay.font" text:style-name="Internet_20_link" text:visited-style-name="Visited_20_Internet_20_Link">https://www.1001freefonts.com/gameplay.font</text:a></text:p>
      <text:p text:style-name="P2"/>
      <text:p text:style-name="P2"><text:span text:style-name="T1">Arcade Classic</text:span> by Pizzadude</text:p>
      <text:p text:style-name="P2">URL: https://www.1001freefonts.com/arcade-classic.font</text:p>
      <text:p text:style-name="P2"/>
      <text:p text:style-name="P2">2) <text:s/>Images</text:p>
      <text:p text:style-name="P2"/>
      <text:p text:style-name="P3">“graybrickbackground.png”: GRAY BRICK WALL TEXTURE</text:p>
      <text:p text:style-name="P3">URL: <text:a xlink:type="simple" xlink:href="http://www.photos-public-domain.com/2012/05/18/gray-brick-wall-texture-2/" text:style-name="Internet_20_link" text:visited-style-name="Visited_20_Internet_20_Link">http://www.photos-public-domain.com/2012/05/18/gray-brick-wall-texture-2/</text:a></text:p>
      <text:p text:style-name="P3"/>
      <text:p text:style-name="P3">“<text:span text:style-name="T14">tileSpriteSheet.png</text:span>”: <text:span text:style-name="T2">All sprites were made by myself. If you want to use it, just make sure to credit and for personal use only.</text:span></text:p>
      <text:p text:style-name="P2"/>
      <text:p text:style-name="P2">3) Sounds</text:p>
      <text:p text:style-name="P2"/>
      <text:p text:style-name="P2">“<text:span text:style-name="T4">oneUp.mp3”: achievment.mp3 by Kastenfrosch</text:span></text:p>
      <text:p text:style-name="P3">URL: <text:a xlink:type="simple" xlink:href="https://freesound.org/people/Kastenfrosch/sounds/162482/" text:style-name="Internet_20_link" text:visited-style-name="Visited_20_Internet_20_Link">https://freesound.org/people/Kastenfrosch/sounds/162482/</text:a></text:p>
      <text:p text:style-name="P3"/>
      <text:p text:style-name="P4">“<text:span text:style-name="T4">exitReached.mp3”: gotItem.mp3 </text:span>by Kastenfrosch</text:p>
      <text:p text:style-name="P5">URL: <text:a xlink:type="simple" xlink:href="https://freesound.org/people/Kastenfrosch/sounds/162476/" text:style-name="Internet_20_link" text:visited-style-name="Visited_20_Internet_20_Link">https://freesound.org/people/Kastenfrosch/sounds/162476/</text:a></text:p>
      <text:p text:style-name="P5"/>
      <text:p text:style-name="P15"><text:soft-page-break/><text:span text:style-name="T5">“</text:span><text:span text:style-name="T6">stageloop1</text:span><text:span text:style-name="T9">f</text:span><text:span text:style-name="T6">.mp3”: 8-bit loop.mp3 by DirtyJewbs</text:span></text:p>
      <text:p text:style-name="P6">URL: https://freesound.org/people/DirtyJewbs/sounds/137227/</text:p>
      <text:p text:style-name="P6"/>
      <text:p text:style-name="P6">“<text:span text:style-name="T13">exitTurnsOn.mp3”: Powerup/Sucess by GabrielAraujo</text:span></text:p>
      <text:p text:style-name="P13">URL: https://freesound.org/people/GabrielAraujo/sounds/242501/</text:p>
      <text:p text:style-name="P6"/>
      <text:p text:style-name="P7">“<text:span text:style-name="T12">stageloop2.wav</text:span>”: <text:s/><text:span text:style-name="T12">dash-runner-loop.wav by DL Sounds</text:span></text:p>
      <text:p text:style-name="P11">URL: <text:a xlink:type="simple" xlink:href="https://www.dl-sounds.com/royalty-free/dash-runner-loop/" text:style-name="Internet_20_link" text:visited-style-name="Visited_20_Internet_20_Link">https://www.dl-sounds.com/royalty-free/dash-runner-loop/</text:a></text:p>
      <text:p text:style-name="P11"/>
      <text:p text:style-name="P16"><text:span text:style-name="T7">“</text:span><text:span text:style-name="T8">stageloop3.</text:span><text:span text:style-name="T9">wav</text:span><text:span text:style-name="T8">”: </text:span><text:s text:c="2"/><text:span text:style-name="T8">8bit-harmony-lowcuff-envelope by DirtyJewbs</text:span></text:p>
      <text:p text:style-name="P12">URL: https://freesound.org/people/DirtyJewbs/sounds/159392/</text:p>
      <text:p text:style-name="P6"/>
      <text:p text:style-name="P6">“<text:span text:style-name="T10">menuSelection.wav”: Menu Selection Click by NenadSimic</text:span></text:p>
      <text:p text:style-name="P8">URL: <text:a xlink:type="simple" xlink:href="https://freesound.org/people/NenadSimic/sounds/171697/" text:style-name="Internet_20_link" text:visited-style-name="Visited_20_Internet_20_Link">https://freesound.org/people/NenadSimic/sounds/171697/</text:a></text:p>
      <text:p text:style-name="P8"/>
      <text:p text:style-name="P9">“gameover.wav”: Game Over Arcade by myfox14</text:p>
      <text:p text:style-name="P9">URL: <text:a xlink:type="simple" xlink:href="https://freesound.org/people/myfox14/sounds/382310/" text:style-name="Internet_20_link" text:visited-style-name="Visited_20_Internet_20_Link">https://freesound.org/people/myfox14/sounds/382310/</text:a></text:p>
      <text:p text:style-name="P9"/>
      <text:p text:style-name="P9">“<text:span text:style-name="T11">newStageAnnouncement.wav”: 8bitSFX(only audio 1) bycelestialghost8</text:span></text:p>
      <text:p text:style-name="P10">URL: <text:a xlink:type="simple" xlink:href="https://opengameart.org/content/8bit-sfx" text:style-name="Internet_20_link" text:visited-style-name="Visited_20_Internet_20_Link">https://opengameart.org/content/8bit-sfx</text:a></text:p>
      <text:p text:style-name="P10"/>
      <text:p text:style-name="P10">“<text:span text:style-name="T14">playerHurt.wav</text:span>”: <text:span text:style-name="T14">Hit_Hurt39.wav by n_audioman</text:span></text:p>
      <text:p text:style-name="P18">URL: https://freesound.org/people/n_audioman/sounds/27356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12-22T19:19:50.796000000</dc:date>
    <meta:editing-duration>PT1H32M6S</meta:editing-duration>
    <meta:editing-cycles>8</meta:editing-cycles>
    <meta:document-statistic meta:table-count="0" meta:image-count="0" meta:object-count="0" meta:page-count="2" meta:paragraph-count="33" meta:word-count="134" meta:character-count="1656" meta:non-whitespace-character-count="1549"/>
  </office:meta>
</office:document-meta>
</file>